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79.2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ro5" style:family="table-row">
      <style:table-row-properties style:row-height="92.4pt" style:use-optimal-row-height="true" fo:break-before="auto"/>
    </style:style>
    <style:style style:name="ro6" style:family="table-row">
      <style:table-row-properties style:row-height="118.8pt" style:use-optimal-row-height="true" fo:break-before="auto"/>
    </style:style>
    <style:style style:name="ro7" style:family="table-row">
      <style:table-row-properties style:row-height="105.6pt" style:use-optimal-row-height="true" fo:break-before="auto"/>
    </style:style>
    <style:style style:name="ro8" style:family="table-row">
      <style:table-row-properties style:row-height="39.6pt" style:use-optimal-row-height="true" fo:break-before="auto"/>
    </style:style>
    <style:style style:name="ro9" style:family="table-row">
      <style:table-row-properties style:row-height="145.2pt" style:use-optimal-row-height="true" fo:break-before="auto"/>
    </style:style>
    <style:style style:name="ro10" style:family="table-row">
      <style:table-row-properties style:row-height="96pt" style:use-optimal-row-height="false" fo:break-before="auto"/>
    </style:style>
    <style:style style:name="ro11" style:family="table-row">
      <style:table-row-properties style:row-height="86.4pt" style:use-optimal-row-height="true" fo:break-before="auto"/>
    </style:style>
    <style:style style:name="ro12" style:family="table-row">
      <style:table-row-properties style:row-height="13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TC1</text:p>
          </table:table-cell>
          <table:table-cell office:value-type="string" table:style-name="ce4">
            <text:p>Display computer database home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text:s/></text:p>
            <text:p>2. Clear browser cache</text:p>
            <text:p>3. Navigate to http://computer-database.herokuapp.com/computers within the web browser</text:p>
            <text:p/>
          </table:table-cell>
          <table:table-cell office:value-type="string" table:style-name="ce4">
            <text:p>1. Computer database 'Home' page displayed within the web browser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TC2.1</text:p>
          </table:table-cell>
          <table:table-cell office:value-type="string" table:style-name="ce4">
            <text:p>Add a new computer to the computer database supplying only required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Click on 'Create this computer' button in the bottom left hand corner of the screen</text:p>
          </table:table-cell>
          <table:table-cell office:value-type="string" table:style-name="ce4">
            <text:p>1. Confirmation message will display: "Done! Computer TestComputer has been created" at the top of the page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2.2</text:p>
          </table:table-cell>
          <table:table-cell office:value-type="string" table:style-name="ce4">
            <text:p>Display error message when adding a new computer to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'Create this computer' button in the bottom left hand corner of the screen</text:p>
          </table:table-cell>
          <table:table-cell office:value-type="string" table:style-name="ce4">
            <text:p>1. <text:s/>Validation message will display: "Required" <text:s/>to the right of the computer name field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2.3</text:p>
          </table:table-cell>
          <table:table-cell office:value-type="string" table:style-name="ce4">
            <text:p>Cancel adding a new computer to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'Cancel' button in the bottom left hand corner of the screen</text:p>
          </table:table-cell>
          <table:table-cell office:value-type="string" table:style-name="ce4">
            <text:p>1. Computer database 'Home' page will be displayed within the web browser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2.4</text:p>
          </table:table-cell>
          <table:table-cell office:value-type="string" table:style-name="ce4">
            <text:p>Add a new computer to the computer database supplying a 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Input "2017-03-04" in the 'Introduced date' input field<text:s/></text:p>
            <text:p>7. Click on 'Create this computer' button in the bottom left hand corner of the screen</text:p>
          </table:table-cell>
          <table:table-cell office:value-type="string" table:style-name="ce4">
            <text:p>1. Confirmation message will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2.5</text:p>
          </table:table-cell>
          <table:table-cell office:value-type="string" table:style-name="ce4">
            <text:p>Add a new computer to the computer database supplying an in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Input "2017-13-32" in the 'Introduced date' input field<text:s/></text:p>
            <text:p>7. Click on 'Create this computer' button in the bottom left hand corner of the screen</text:p>
          </table:table-cell>
          <table:table-cell office:value-type="string" table:style-name="ce4">
            <text:p>1. <text:s/>Validation message will display: "Date ('yyyy-MM-dd')" <text:s/>to the right of the Introduced date field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2.6</text:p>
          </table:table-cell>
          <table:table-cell office:value-type="string" table:style-name="ce4">
            <text:p>Add a new computer to the computer database supplying a 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Input "2018-03-04" in the 'Discontinued date' input field<text:s/></text:p>
            <text:p>7. Click on 'Create this computer' button in the bottom left hand corner of the screen</text:p>
          </table:table-cell>
          <table:table-cell office:value-type="string" table:style-name="ce4">
            <text:p>1. Confirmation message will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2.7</text:p>
          </table:table-cell>
          <table:table-cell office:value-type="string" table:style-name="ce4">
            <text:p>Add a new computer to the computer database supplying an in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Input "2018-13-32" in the 'Discontinued date' input field<text:s/></text:p>
            <text:p>7. Click on 'Create this computer' button in the bottom left hand corner of the screen</text:p>
          </table:table-cell>
          <table:table-cell office:value-type="string" table:style-name="ce4">
            <text:p>1. <text:s/>Validation message will display: "Date ('yyyy-MM-dd')" <text:s/>to the right of the Discontinued date field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2.8</text:p>
          </table:table-cell>
          <table:table-cell office:value-type="string" table:style-name="ce4">
            <text:p>Add a new computer to the computer database selecting a Company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Select "Apple Inc." from the 'Company' select list field<text:s/></text:p>
            <text:p>7. Click on 'Create this computer' button in the bottom left hand corner of the screen</text:p>
          </table:table-cell>
          <table:table-cell office:value-type="string" table:style-name="ce4">
            <text:p>1. Confirmation message will display: "Done! Computer TestComputer has been cre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2.9</text:p>
          </table:table-cell>
          <table:table-cell office:value-type="string" table:style-name="ce4">
            <text:p>Add a new computer to the computer database supplying all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AllFields" in the 'computer name' input field</text:p>
            <text:p>6. Input "2017-03-04" in the 'Introduced date' input field<text:s/></text:p>
            <text:p>7. Input "2018-03-04" in the 'Discontinued date' input field<text:s/></text:p>
            <text:p>7. Select "Apple Inc." from the 'Company' select list field<text:s/></text:p>
            <text:p>8. Click on 'Create this computer' button in the bottom left hand corner of the screen</text:p>
          </table:table-cell>
          <table:table-cell office:value-type="string" table:style-name="ce4">
            <text:p>1. Confirmation message willl display: "Done! Computer TestComputerAllFields has been created" at the top of the page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C3</text:p>
          </table:table-cell>
          <table:table-cell office:value-type="string" table:style-name="ce4">
            <text:p>View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</table:table-cell>
          <table:table-cell office:value-type="string" table:style-name="ce4">
            <text:p>1. <text:s/>Computer name field value will display "TestComputer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4.1</text:p>
          </table:table-cell>
          <table:table-cell office:value-type="string" table:style-name="ce4">
            <text:p>Update a computer name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4">
            <text:p>1. Confirmation message will display: "Done! TestComputer123 has been upd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4.2</text:p>
          </table:table-cell>
          <table:table-cell office:value-type="string" table:style-name="ce4">
            <text:p>Display error message when updating a computer name in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4">
            <text:p>1. <text:s/>Validation message will display: "Required" <text:s/>to the right of the computer name fiel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4.3</text:p>
          </table:table-cell>
          <table:table-cell office:value-type="string" table:style-name="ce4">
            <text:p>Cancel updat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'Cancel' button in the bottom left hand corner of the screen</text:p>
          </table:table-cell>
          <table:table-cell office:value-type="string" table:style-name="ce4">
            <text:p>1. Computer database 'Home' page will be displayed within the web browser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5">
            <text:p>TC4.4</text:p>
          </table:table-cell>
          <table:table-cell office:value-type="string" table:style-name="ce5">
            <text:p>Update a computer in the computer database supplying a valid introduc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Input "2017-03-04" in the 'Introduced date' input field<text:s/></text:p>
            <text:p>8. Click on 'Save this computer' button in the bottom left hand corner of the screen</text:p>
          </table:table-cell>
          <table:table-cell office:value-type="string" table:style-name="ce5">
            <text:p>1. Confirmation message will display: "Done! Computer TestComputer123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5</text:p>
          </table:table-cell>
          <table:table-cell office:value-type="string" table:style-name="ce5">
            <text:p>Update a computer in the computer database supplying an invalid introduc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Input "2017-13-32" in the 'Introduced date' input field<text:s/></text:p>
            <text:p>8. Click on 'Save this computer' button in the bottom left hand corner of the screen</text:p>
          </table:table-cell>
          <table:table-cell office:value-type="string" table:style-name="ce5">
            <text:p>1. <text:s/>Validation message 1 display: "Date ('yyyy-MM-dd')" <text:s/>to the right of the Introduced date field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6</text:p>
          </table:table-cell>
          <table:table-cell office:value-type="string" table:style-name="ce5">
            <text:p>Update a computer in the computer database supplying a valid Discontinu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Input "2018-03-04" in the 'Discontinued date' input field<text:s/></text:p>
            <text:p>8. Click on 'Save this computer' button in the bottom left hand corner of the screen</text:p>
          </table:table-cell>
          <table:table-cell office:value-type="string" table:style-name="ce5">
            <text:p>1. Confirmation message will <text:s/>display: "Done! Computer TestComputer123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7</text:p>
          </table:table-cell>
          <table:table-cell office:value-type="string" table:style-name="ce5">
            <text:p>Update a computer in the computer database supplying an invalid Discontinu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Input "2018-13-32" in the 'Discontinued date' input field<text:s/></text:p>
            <text:p>8. Click on 'Save this computer' button in the bottom left hand corner of the screen</text:p>
          </table:table-cell>
          <table:table-cell office:value-type="string" table:style-name="ce5">
            <text:p>1. <text:s/>Validation message will display: "Date ('yyyy-MM-dd')" <text:s/>to the right of the Discontinued date field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8</text:p>
          </table:table-cell>
          <table:table-cell office:value-type="string" table:style-name="ce5">
            <text:p>Update a computer in the computer database selecting a Company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Select 'Apple Inc.' from the 'Company' select list field<text:s/></text:p>
            <text:p>8. Click on 'Save this computer' button in the bottom left hand corner of the screen</text:p>
          </table:table-cell>
          <table:table-cell office:value-type="string" table:style-name="ce5">
            <text:p>1. Confirmation message will display: "Done! Computer TestComputer123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9</text:p>
          </table:table-cell>
          <table:table-cell office:value-type="string" table:style-name="ce5">
            <text:p>Update a computer in the computer database supplying all fields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Update" in the 'computer name' input field</text:p>
            <text:p>6. Input "2017-03-04" in the 'Introduced date' input field<text:s/></text:p>
            <text:p>7. Input "2018-03-04" in the 'Discontinued date' input field<text:s/></text:p>
            <text:p>8. Select "Apple Inc." from the 'Company' select list field<text:s/></text:p>
            <text:p>9. Click on 'Save this computer' button in the bottom left hand corner of the screen</text:p>
          </table:table-cell>
          <table:table-cell office:value-type="string" table:style-name="ce5">
            <text:p>1. Confirmation message will display: "Done! Computer TestComputerUpdate has been updated" at the top of the page</text:p>
          </table:table-cell>
          <table:table-cell table:number-columns-repeated="16378" table:style-name="ce6"/>
        </table:table-row>
        <table:table-row table:style-name="ro7">
          <table:table-cell office:value-type="string" table:style-name="ce4">
            <text:p>TC5</text:p>
          </table:table-cell>
          <table:table-cell office:value-type="string" table:style-name="ce4">
            <text:p>Delete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Update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'Delete this computer' button in the top right hand corner of the screen</text:p>
          </table:table-cell>
          <table:table-cell office:value-type="string" table:style-name="ce4">
            <text:p>1. Confirmation message will display: "Done! Computer has been deleted" at the top of the pag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6</text:p>
          </table:table-cell>
          <table:table-cell office:value-type="string" table:style-name="ce4">
            <text:p>Filter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</table:table-cell>
          <table:table-cell office:value-type="string" table:style-name="ce4">
            <text:p>1. "TestComputer" will be displayed within a table of filtered computers where the 'computer name' matched "TestComputer"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7</text:p>
          </table:table-cell>
          <table:table-cell office:value-type="string" table:style-name="ce4">
            <text:p>Sort computer results by 'computer name' in descending order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Computer name' table heading in the computers table</text:p>
          </table:table-cell>
          <table:table-cell office:value-type="string" table:style-name="ce4">
            <text:p>1. Computers will be displayed within a table of computers in descending ord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8</text:p>
          </table:table-cell>
          <table:table-cell office:value-type="string" table:style-name="ce4">
            <text:p>Page through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Next' button in the bottom right hand corner of the screen</text:p>
          </table:table-cell>
          <table:table-cell office:value-type="string" table:style-name="ce4">
            <text:p>1. Computer results table will display the next ten computer results from the computer databa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9</text:p>
          </table:table-cell>
          <table:table-cell office:value-type="string" table:style-name="ce4">
            <text:p>All 'Home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Press the 'Tab' key on the keyboard until the last link, button or input field is reached at the end of the page</text:p>
          </table:table-cell>
          <table:table-cell office:value-type="string" table:style-name="ce4">
            <text:p>1. Pressing the 'Tab' key will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10</text:p>
          </table:table-cell>
          <table:table-cell office:value-type="string" table:style-name="ce4">
            <text:p>All 'Add a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Press the 'Tab' key on the keyboard until the last link, button or input field is reached at the end of the page</text:p>
          </table:table-cell>
          <table:table-cell office:value-type="string" table:style-name="ce4">
            <text:p>1. Pressing the 'Tab' key will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11</text:p>
          </table:table-cell>
          <table:table-cell office:value-type="string" table:style-name="ce4">
            <text:p>All 'Edit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Press the 'Tab' key on the keyboard until the last link, button or input field is reached at the end of the page</text:p>
          </table:table-cell>
          <table:table-cell office:value-type="string" table:style-name="ce4">
            <text:p>1. Pressing the 'Tab' key will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12</text:p>
          </table:table-cell>
          <table:table-cell office:value-type="string" table:style-name="ce4">
            <text:p>The 'Home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the WAVE toolbar extension</text:p>
            <text:p>5. Click on 'No Styles' button within WAVE Toolbar</text:p>
          </table:table-cell>
          <table:table-cell office:value-type="string" table:style-name="ce4">
            <text:p>1. Page structure and order of content will make sens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13</text:p>
          </table:table-cell>
          <table:table-cell office:value-type="string" table:style-name="ce4">
            <text:p>The 'Add a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the WAVE toolbar extension</text:p>
            <text:p>6. Click on 'No Styles' button within WAVE Toolbar</text:p>
          </table:table-cell>
          <table:table-cell office:value-type="string" table:style-name="ce4">
            <text:p>1. Page structure and order of content will make sens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14</text:p>
          </table:table-cell>
          <table:table-cell office:value-type="string" table:style-name="ce4">
            <text:p>The 'Edit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the WAVE toolbar extension</text:p>
            <text:p>8. Click on 'No Styles' button within WAVE Toolbar</text:p>
          </table:table-cell>
          <table:table-cell office:value-type="string" table:style-name="ce4">
            <text:p>1. Page structure and order of content will make sen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15</text:p>
          </table:table-cell>
          <table:table-cell office:value-type="string" table:style-name="ce4">
            <text:p>All 'Home' page can be translated in to German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All text will be displayed in Germa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16</text:p>
          </table:table-cell>
          <table:table-cell office:value-type="string" table:style-name="ce4">
            <text:p>All 'Add a computer' page can be translated in to German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the Quick Language Switcher toolbar extension</text:p>
            <text:p>6. Select 'German' from the list</text:p>
          </table:table-cell>
          <table:table-cell office:value-type="string" table:style-name="ce4">
            <text:p>1. All text will be displayed in German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17</text:p>
          </table:table-cell>
          <table:table-cell office:value-type="string" table:style-name="ce4">
            <text:p>All 'Edit computer' page can be translated in to German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the Quick Language Switcher toolbar extension</text:p>
            <text:p>8. Select 'German' from the list</text:p>
          </table:table-cell>
          <table:table-cell office:value-type="string" table:style-name="ce4">
            <text:p>1. All text willl be displayed in Germa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18</text:p>
          </table:table-cell>
          <table:table-cell office:value-type="string" table:style-name="ce3">
            <text:p>Home' page is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Resize web browser window</text:p>
          </table:table-cell>
          <table:table-cell office:value-type="string" table:style-name="ce4">
            <text:p>1. All content willl be displayed nicely when the browser window is resized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19</text:p>
          </table:table-cell>
          <table:table-cell office:value-type="string" table:style-name="ce3">
            <text:p>Add a computer ' page is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Resize web browser window</text:p>
          </table:table-cell>
          <table:table-cell office:value-type="string" table:style-name="ce4">
            <text:p>1. All content will be displayed nicely when the browser window is resize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20</text:p>
          </table:table-cell>
          <table:table-cell office:value-type="string" table:style-name="ce4">
            <text:p>Edit computer' page is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Resize web browser window</text:p>
          </table:table-cell>
          <table:table-cell office:value-type="string" table:style-name="ce4">
            <text:p>1. All content willl be displayed nicely when the browser window is resized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4">
            <text:p>TC21</text:p>
          </table:table-cell>
          <table:table-cell office:value-type="string" table:style-name="ce4">
            <text:p>Home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3">
            <text:p>1. No warnings will be display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22</text:p>
          </table:table-cell>
          <table:table-cell office:value-type="string" table:style-name="ce4">
            <text:p>Add a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3">
            <text:p>1. No warnings will be displayed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4">
            <text:p>TC23</text:p>
          </table:table-cell>
          <table:table-cell office:value-type="string" table:style-name="ce4">
            <text:p>Edit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2.1 must be run before this test</text:p>
            <text:p>2. <text:s/>W3C Markup Validator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opy the URL from within the web browser</text:p>
            <text:p>8. Navigate to https://validator.w3.org/nu/</text:p>
            <text:p>9. Paste the URL in to the input field 'Check by'</text:p>
            <text:p>10. Click 'Check' button</text:p>
          </table:table-cell>
          <table:table-cell office:value-type="string" table:style-name="ce3">
            <text:p>1. No warnings will be displayed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24</text:p>
          </table:table-cell>
          <table:table-cell office:value-type="string" table:style-name="ce4">
            <text:p>Adding a new computer to the computer database does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&lt;script&gt;alert('hello world');&lt;/script&gt;" in the 'computer name' input field</text:p>
            <text:p>6. Click on 'Create this computer' button in the bottom left hand corner of the screen</text:p>
          </table:table-cell>
          <table:table-cell office:value-type="string" table:style-name="ce4">
            <text:p>1. No "hello world" alert will popup over the scree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25</text:p>
          </table:table-cell>
          <table:table-cell office:value-type="string" table:style-name="ce4">
            <text:p>Filtering computer results displayed on the computer database 'Home' page does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&lt;script&gt;alert('hello world');&lt;/script&gt;" in the 'Filter by computer name' input field in the top left hand corner of the screen</text:p>
            <text:p>5. Click on 'Filter by name' button in the top left hand corner of the screen</text:p>
          </table:table-cell>
          <table:table-cell office:value-type="string" table:style-name="ce4">
            <text:p>1. No "hello world" alert will popup over the scree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26</text:p>
          </table:table-cell>
          <table:table-cell office:value-type="string" table:style-name="ce4">
            <text:p>Home' page is capable of handling 20 users every second for 60 seconds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1 must be run before this test</text:p>
            <text:p>2. Node.js is installed</text:p>
            <text:p>3. Artillery is installed</text:p>
          </table:table-cell>
          <table:table-cell office:value-type="string" table:style-name="ce4">
            <text:p>1. Open a new command prompt and CD to where the LoadTest.yml file is in the QATestingCaseKata\Load Tests repository</text:p>
            <text:p>2. Run the tests with: 'artillery run LoadHomePage.yml'</text:p>
          </table:table-cell>
          <table:table-cell office:value-type="string" table:style-name="ce4">
            <text:p>1. Status code '200' will be returned for each GET request per user per secon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27</text:p>
          </table:table-cell>
          <table:table-cell office:value-type="string" table:style-name="ce4">
            <text:p>Add a computer' page can handle 20 users adding a new computer every second for 60 seconds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1 must be run before this test</text:p>
            <text:p>2. Node.js is installed</text:p>
            <text:p>3. Artillery is installed</text:p>
          </table:table-cell>
          <table:table-cell office:value-type="string" table:style-name="ce4">
            <text:p>1. Open a new command prompt and CD to where the LoadTest.yml file is in the QATestingCaseKata\Load Tests repository</text:p>
            <text:p>2. Run the tests with: 'artillery run AddComputer.yml'</text:p>
          </table:table-cell>
          <table:table-cell office:value-type="string" table:style-name="ce4">
            <text:p>1. Status code '303' will be returned for each GET request per user per second</text:p>
          </table:table-cell>
          <table:table-cell table:number-columns-repeated="16378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6377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ption</text:p>
          </table:table-cell>
          <table:table-cell office:value-type="string" table:style-name="ce7">
            <text:p>Test Case ID</text:p>
          </table:table-cell>
          <table:table-cell office:value-type="string" table:style-name="ce8">
            <text:p>Pre conditions</text:p>
          </table:table-cell>
          <table:table-cell office:value-type="string" table:style-name="ce8">
            <text:p>Steps to reproduce</text:p>
          </table:table-cell>
          <table:table-cell office:value-type="string" table:style-name="ce8">
            <text:p>Expected result</text:p>
          </table:table-cell>
          <table:table-cell office:value-type="string" table:style-name="ce7">
            <text:p>Severity</text:p>
          </table:table-cell>
          <table:table-cell table:number-columns-repeated="16377" table:style-name="ce3"/>
        </table:table-row>
        <table:table-row table:style-name="ro10">
          <table:table-cell office:value-type="string" table:style-name="ce5">
            <text:p>BUG1</text:p>
          </table:table-cell>
          <table:table-cell office:value-type="string" table:style-name="ce5">
            <text:p>"Application error" when adding a new computer to the computer database with a computer name of over 10,000 characters</text:p>
          </table:table-cell>
          <table:table-cell office:value-type="string" table:style-name="ce1">
            <text:p>TC2.1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5">
            <text:p>1. On clicking 'Add a new computer' button the screen should display "Application error"</text:p>
          </table:table-cell>
          <table:table-cell office:value-type="float" office:value="1" table:style-name="ce5">
            <text:p>1</text:p>
          </table:table-cell>
          <table:table-cell table:number-columns-repeated="18" table:style-name="ce4"/>
          <table:table-cell table:number-columns-repeated="16359"/>
        </table:table-row>
        <table:table-row table:style-name="ro10">
          <table:table-cell office:value-type="string" table:style-name="ce5">
            <text:p>BUG2</text:p>
          </table:table-cell>
          <table:table-cell office:value-type="string" table:style-name="ce5">
            <text:p>"Application error" when trying to filter computers in the computer database with a computer name of over 5,000 characters</text:p>
          </table:table-cell>
          <table:table-cell office:value-type="string" table:style-name="ce3">
            <text:p>TC6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On clicking 'Filter by name' button the screen should display "Application error"</text:p>
          </table:table-cell>
          <table:table-cell office:value-type="float" office:value="1" table:style-name="ce5">
            <text:p>1</text:p>
          </table:table-cell>
          <table:table-cell table:number-columns-repeated="18" table:style-name="ce4"/>
          <table:table-cell table:number-columns-repeated="16359"/>
        </table:table-row>
        <table:table-row table:style-name="ro3">
          <table:table-cell office:value-type="string" table:style-name="ce3">
            <text:p>BUG3</text:p>
          </table:table-cell>
          <table:table-cell office:value-type="string" table:style-name="ce3">
            <text:p>Results are not sorted in descending order when the 'Computer name' table header is clicked</text:p>
          </table:table-cell>
          <table:table-cell office:value-type="string" table:style-name="ce3">
            <text:p>TC7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3">
            <text:p>1. On clicking the 'Computer name' table heading the results do not get sorted in descending order<text:s/>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11">
          <table:table-cell office:value-type="string" table:style-name="ce3">
            <text:p>BUG4</text:p>
          </table:table-cell>
          <table:table-cell office:value-type="string" table:style-name="ce4">
            <text:p>Web parameter tampering not handled on 'Edit computer' page<text:s/></text:p>
          </table:table-cell>
          <table:table-cell office:value-type="string" table:style-name="ce4">
            <text:p>TC4.1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/hello within the web browser</text:p>
          </table:table-cell>
          <table:table-cell office:value-type="string" table:style-name="ce3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4">
          <table:table-cell office:value-type="string" table:style-name="ce3">
            <text:p>BUG5</text:p>
          </table:table-cell>
          <table:table-cell office:value-type="string" table:style-name="ce3">
            <text:p>UI is not localised on 'Home' page</text:p>
          </table:table-cell>
          <table:table-cell office:value-type="string" table:style-name="ce3">
            <text:p>TC15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4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5">
          <table:table-cell office:value-type="string" table:style-name="ce3">
            <text:p>BUG6</text:p>
          </table:table-cell>
          <table:table-cell office:value-type="string" table:style-name="ce3">
            <text:p>UI is not localised on 'Add a computer' page</text:p>
          </table:table-cell>
          <table:table-cell office:value-type="string" table:style-name="ce3">
            <text:p>TC16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Computer database 'Add computer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9">
          <table:table-cell office:value-type="string" table:style-name="ce3">
            <text:p>BUG7</text:p>
          </table:table-cell>
          <table:table-cell office:value-type="string" table:style-name="ce3">
            <text:p>UI is not localised on 'Edit computer' page</text:p>
          </table:table-cell>
          <table:table-cell office:value-type="string" table:style-name="ce3">
            <text:p>TC17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4">
            <text:p>1. Computer database 'Edit a computer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2">
          <table:table-cell office:value-type="string" table:style-name="ce3">
            <text:p>BUG8</text:p>
          </table:table-cell>
          <table:table-cell office:value-type="string" table:style-name="ce3">
            <text:p>Home' page not responsive when web browser resized</text:p>
          </table:table-cell>
          <table:table-cell office:value-type="string" table:style-name="ce3">
            <text:p>TC18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4">
            <text:p>1. Computer database 'Home' page should be displayed within the web browser</text:p>
            <text:p>2. Application title hides row count at the top of the page</text:p>
            <text:p>3. 'Add a new computer' button covers the 'Filter by name' button<text:s/></text:p>
            <text:p>4. 'Add a new computer' and 'Filter by name' buttons cover the 'Filter by computer name' input field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5">
          <table:table-cell office:value-type="string" table:style-name="ce3">
            <text:p>BUG9</text:p>
          </table:table-cell>
          <table:table-cell office:value-type="string" table:style-name="ce3">
            <text:p>Add a computer' page not responsive when web browser resized</text:p>
          </table:table-cell>
          <table:table-cell office:value-type="string" table:style-name="ce3">
            <text:p>TC19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4">
            <text:p>1. Computer database 'Add a computer' page should be displayed within the web browser</text:p>
            <text:p>2. Application title hides page title at the top of the page</text:p>
            <text:p>3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2">
          <table:table-cell office:value-type="string" table:style-name="ce4">
            <text:p>BGU10</text:p>
          </table:table-cell>
          <table:table-cell office:value-type="string" table:style-name="ce3">
            <text:p>Edit computer' page not responsive when web browser resized</text:p>
          </table:table-cell>
          <table:table-cell office:value-type="string" table:style-name="ce3">
            <text:p>TC20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4">
            <text:p>1. Computer database 'Edit computer' page should be displayed within the web browser</text:p>
            <text:p>2. Application title hides page title at the top of the page</text:p>
            <text:p>3. 'Delete this computer' button hidden by application title</text:p>
            <text:p>4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4"/>
          <table:table-cell table:number-columns-repeated="16378" table:style-name="ce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22T20:24:31Z</dc:date>
  </office:meta>
</office:document-meta>
</file>